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5.2217in"/>
    </style:style>
    <style:style style:name="co4" style:family="table-column">
      <style:table-column-properties fo:break-before="auto" style:column-width="11.9689in"/>
    </style:style>
    <style:style style:name="co5" style:family="table-column">
      <style:table-column-properties fo:break-before="auto" style:column-width="5.60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 / Parameters</text:p>
          </table:table-cell>
          <table:table-cell office:value-type="string" calcext:value-type="string">
            <text:p>Request Payload (JSON)</text:p>
          </table:table-cell>
          <table:table-cell office:value-type="string" calcext:value-type="string">
            <text:p>Success Response Payload (JSON)</text:p>
          </table:table-cell>
          <table:table-cell office:value-type="string" calcext:value-type="string">
            <text:p>Possible Response Code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register</text:p>
          </table:table-cell>
          <table:table-cell office:value-type="string" calcext:value-type="string">
            <text:p>{ "name": "Alex", "email": "alex@example.com", "password": "a-strong-password" }</text:p>
          </table:table-cell>
          <table:table-cell office:value-type="string" calcext:value-type="string">
            <text:p>{ "message": "User registered successfully" }</text:p>
          </table:table-cell>
          <table:table-cell office:value-type="string" calcext:value-type="string">
            <text:p>201 Created, 400 Bad Request, 409 Conflict (Email exists)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login</text:p>
          </table:table-cell>
          <table:table-cell office:value-type="string" calcext:value-type="string">
            <text:p>{ "email": "alex@example.com", "password": "a-strong-password" }</text:p>
          </table:table-cell>
          <table:table-cell office:value-type="string" calcext:value-type="string">
            <text:p>{ "accessToken": "...", "refreshToken": "..." }</text:p>
          </table:table-cell>
          <table:table-cell office:value-type="string" calcext:value-type="string">
            <text:p>200 OK, 400 Bad Request, 401 Unauthorized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refresh</text:p>
          </table:table-cell>
          <table:table-cell office:value-type="string" calcext:value-type="string">
            <text:p>{ "refreshToken": "..." }</text:p>
          </table:table-cell>
          <table:table-cell office:value-type="string" calcext:value-type="string">
            <text:p>{ "accessToken": "..." }</text:p>
          </table:table-cell>
          <table:table-cell office:value-type="string" calcext:value-type="string">
            <text:p>200 OK, 401 Unauthorize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uth/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id": "user123", "name": "Alex", "email": "alex@example.com", "subscription": { "status": "active", "expiryDate": "2025-12-31" }, "ownedBookIds": ["11"], "libraryBookIds": ["1", "4", "10", "11"] }</text:p>
          </table:table-cell>
          <table:table-cell office:value-type="string" calcext:value-type="string">
            <text:p>200 OK, 401 Unauthorize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bannerBook": { ...bookObject }, "featured": [ { ...bookObject }, ... ], "subscriptionOnly": [ { ...bookObject }, ... ], "purchaseOnly": [ { ...bookObject }, ... ] }</text:p>
          </table:table-cell>
          <table:table-cell office:value-type="string" calcext:value-type="string">
            <text:p>200 OK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books/search?q={query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 { "id": "1", "title": "Blindness", "author": "José Saramago", "cover": "...", "access": "subscription" }, ... ]</text:p>
          </table:table-cell>
          <table:table-cell office:value-type="string" calcext:value-type="string">
            <text:p>200 OK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books/{bookId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id": "1", "title": "Blindness", "author": "José Saramago", "category": "Fiction", "cover": "...", "access": "subscription", "synopsis": "..." }</text:p>
          </table:table-cell>
          <table:table-cell office:value-type="string" calcext:value-type="string">
            <text:p>200 OK, 404 Not Foun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books/{bookId}/cont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title": "Blindness", "paragraphs": [ { "text": "...", "audioTags": { "age": "modern", "sense": "panic" }, "entities": [ { "type": "vehicle", "sample": "cars", "start_pos": 25 }, ... ] }, ... ] }</text:p>
          </table:table-cell>
          <table:table-cell office:value-type="string" calcext:value-type="string">
            <text:p>200 OK, 403 Forbidden (No access), 404 Not Found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ser/library</text:p>
          </table:table-cell>
          <table:table-cell office:value-type="string" calcext:value-type="string">
            <text:p>{ "bookId": "10" }</text:p>
          </table:table-cell>
          <table:table-cell office:value-type="string" calcext:value-type="string">
            <text:p>{ "libraryBookIds": ["1", "4", "10", "11", "13"] }</text:p>
          </table:table-cell>
          <table:table-cell office:value-type="string" calcext:value-type="string">
            <text:p>200 OK, 400 Bad Request, 401 Unauthorized, 403 Forbidden (Book not accessible)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user/library/{bookId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libraryBookIds": ["1", "4", "11", "13"] }</text:p>
          </table:table-cell>
          <table:table-cell office:value-type="string" calcext:value-type="string">
            <text:p>200 OK, 401 Unauthorized, 404 Not Found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purchase/book</text:p>
          </table:table-cell>
          <table:table-cell office:value-type="string" calcext:value-type="string">
            <text:p>{ "bookId": "13" }</text:p>
          </table:table-cell>
          <table:table-cell office:value-type="string" calcext:value-type="string">
            <text:p>{ "ownedBookIds": ["11", "13"] }</text:p>
          </table:table-cell>
          <table:table-cell office:value-type="string" calcext:value-type="string">
            <text:p>200 OK, 400 Bad Request, 401 Unauthorized, 402 Payment Required (Simulation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udio/tags?age={age}&amp;sense={sens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url": "https://cdn.example.com/sounds/panic.mp3" }</text:p>
          </table:table-cell>
          <table:table-cell office:value-type="string" calcext:value-type="string">
            <text:p>200 OK, 404 Not Foun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udio/entity?type={typ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{ "url": "https://cdn.example.com/sounds/vehicle_horn.mp3" }</text:p>
          </table:table-cell>
          <table:table-cell office:value-type="string" calcext:value-type="string">
            <text:p>200 OK, 404 Not F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1:50:31.867576202</meta:creation-date>
    <dc:date>2025-07-24T01:56:48.611945071</dc:date>
    <meta:editing-duration>PT6M17S</meta:editing-duration>
    <meta:editing-cycles>1</meta:editing-cycles>
    <meta:generator>LibreOffice/24.2.7.2$Linux_X86_64 LibreOffice_project/420$Build-2</meta:generator>
    <meta:document-statistic meta:table-count="1" meta:cell-count="70" meta:object-count="0"/>
  </office:meta>
</office:document-meta>
</file>